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captcha_Object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captcha_Image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captcha_Text</text:p>
          </table:table-cell>
          <table:table-cell table:number-columns-repeated="1019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captcha_Image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office:value-type="string">
            <text:p>icms_form_Secure</text:p>
          </table:table-cell>
          <table:table-cell table:number-columns-repeated="1019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table:style-name="ce1" office:value-type="string">
            <text:p>should we remove it? : <text:a xlink:href="http://community.impresscms.org/modules/newbb/viewtopic.php?topic_id=4361&amp;post_id=38980#forumpost38980">http://community.impresscms.org/modules/newbb/viewtopic.php?topic_id=4361&amp;post_id=38980#forumpost38980</text:a>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office:value-type="string">
            <text:p>icms_form_Bas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office:value-type="string">
            <text:p>icms_form_elements_Butt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office:value-type="string">
            <text:p>icms_form_elements_Captch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office:value-type="string">
            <text:p>icms_form_elements_Checkbox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office:value-type="string">
            <text:p>icms_form_elements_Colorpick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office:value-type="string">
            <text:p>icms_form_elements_Dhtml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office:value-type="string">
            <text:p>icms_form_elements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office:value-type="string">
            <text:p>icms_form_Elemen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office:value-type="string">
            <text:p>icms_form_elements_Tra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office:value-type="string">
            <text:p>icms_form_elements_Fi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office:value-type="string">
            <text:p>icms_form_elements_Hidd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office:value-type="string">
            <text:p>icms_form_elements_Hiddentoke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office:value-type="string">
            <text:p>icms_form_elements_Label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office:value-type="string">
            <text:p>icms_form_elements_Password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office:value-type="string">
            <text:p>icms_form_elements_Radio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office:value-type="string">
            <text:p>icms_form_elements_Radioy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office:value-type="string">
            <text:p>icms_form_elements_select_Country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office:value-type="string">
            <text:p>icms_form_elements_select_Edito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office:value-type="string">
            <text:p>icms_form_elements_select_Group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office:value-type="string">
            <text:p>icms_form_elements_select_Lang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office:value-type="string">
            <text:p>icms_form_elements_select_MatchOption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office:value-type="string">
            <text:p>icms_form_elements_select_The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office:value-type="string">
            <text:p>icms_form_elements_select_Timezon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office:value-type="string">
            <text:p>icms_form_elements_select_User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office:value-type="string">
            <text:p>icms_form_elements_Text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office:value-type="string">
            <text:p>icms_form_elements_Textarea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office:value-type="string">
            <text:p>icms_form_elements_Datetim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office:value-type="string">
            <text:p>icms_form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FormCheckBox</text:p>
          </table:table-cell>
          <table:table-cell office:value-type="string">
            <text:p>icms_form_elements_Groupperm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office:value-type="string">
            <text:p>icms_form_Simp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office:value-type="string">
            <text:p>icms_form_Table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office:value-type="string">
            <text:p>icms_form_Theme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criteria_Item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criteria_Compo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criteria_Elemen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avata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avata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block_posi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block_posi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commen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commen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notifica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notifica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p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p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privmess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privmess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/08/2010</text:date>, <text:time>18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8-27T18:12:44</dc:date>
    <dc:creator>Marc-Andre Lanciault</dc:creator>
    <meta:editing-duration>PT64H05M03S</meta:editing-duration>
    <meta:editing-cycles>31</meta:editing-cycles>
    <meta:generator>OpenOffice.org/3.1$Linux OpenOffice.org_project/310m19$Build-9420</meta:generator>
    <meta:document-statistic meta:table-count="3" meta:cell-count="853" meta:object-count="0"/>
  </office:meta>
</office:document-meta>
</file>